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4a720" officeooo:paragraph-rsid="0014a720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17646b" officeooo:paragraph-rsid="0017646b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5"/>
      <text:p text:style-name="P5">BORNHACK</text:p>
      <text:p text:style-name="P6">SHUTTLE</text:p>
      <text:p text:style-name="P6">BUS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8:31:48.942773980</dc:date>
    <meta:editing-duration>PT22M8S</meta:editing-duration>
    <meta:editing-cycles>11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10" meta:character-count="81" meta:non-whitespace-character-count="73"/>
  </office:meta>
</office:document-meta>
</file>